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gr1" style:family="graphic">
      <style:graphic-properties draw:fill="solid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00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6" draw:style-name="gr8" draw:text-style-name="P4" svg:width="8.288cm" svg:height="4.003cm" svg:x="7.518cm" svg:y="14.824cm"><text:p text:style-name="P4"><text:span text:style-name="T3">Image</text:span></text:p></draw:rect><draw:rect text:anchor-type="paragraph" draw:z-index="15" draw:style-name="gr7" draw:text-style-name="P4" svg:width="6.058cm" svg:height="4.003cm" svg:x="9.783cm" svg:y="9.324cm"><text:p text:style-name="P4"><text:span text:style-name="T3">Texte</text:span></text:p></draw:rect><draw:rect text:anchor-type="paragraph" draw:z-index="14" draw:style-name="gr7" draw:text-style-name="P4" svg:width="6.061cm" svg:height="4.008cm" svg:x="1.147cm" svg:y="14.857cm"><text:p text:style-name="P4"><text:span text:style-name="T3">Texte</text:span></text:p></draw:rect><draw:rect text:anchor-type="paragraph" draw:z-index="13" draw:style-name="gr8" draw:text-style-name="P4" svg:width="8.288cm" svg:height="4.007cm" svg:x="1.182cm" svg:y="9.322cm"><text:p text:style-name="P4"><text:span text:style-name="T3">Image</text:span></text:p></draw:rect><draw:rect text:anchor-type="paragraph" draw:z-index="12" draw:style-name="gr8" draw:text-style-name="P4" svg:width="8.288cm" svg:height="4.003cm" svg:x="7.518cm" svg:y="3.787cm"><text:p text:style-name="P4"><text:span text:style-name="T3">Image</text:span></text:p></draw:rect><draw:rect text:anchor-type="paragraph" draw:z-index="11" draw:style-name="gr7" draw:text-style-name="P4" svg:width="6.06cm" svg:height="4.007cm" svg:x="1.148cm" svg:y="3.752cm"><text:p text:style-name="P4"><text:span text:style-name="T3">Texte</text:span></text:p></draw:rect><draw:rect text:anchor-type="paragraph" draw:z-index="10" draw:style-name="gr6" draw:text-style-name="P3" svg:width="15.458cm" svg:height="1.602cm" svg:x="0.73cm" svg:y="19.766cm"><text:p text:style-name="P3"><text:span text:style-name="T2">Bas de page</text:span></text:p></draw:rect><draw:rect text:anchor-type="paragraph" draw:z-index="9" draw:style-name="gr5" draw:text-style-name="P1" svg:width="15.527cm" svg:height="5.014cm" svg:x="0.661cm" svg:y="14.333cm"><text:p/></draw:rect><draw:rect text:anchor-type="paragraph" draw:z-index="8" draw:style-name="gr5" draw:text-style-name="P1" svg:width="15.527cm" svg:height="5.014cm" svg:x="0.695cm" svg:y="8.798cm"><text:p/></draw:rect><draw:rect text:anchor-type="paragraph" draw:z-index="7" draw:style-name="gr5" draw:text-style-name="P1" svg:width="15.527cm" svg:height="5.014cm" svg:x="0.73cm" svg:y="3.298cm"><text:p/></draw:rect><draw:rect text:anchor-type="paragraph" draw:z-index="6" draw:style-name="gr3" draw:text-style-name="P2" svg:width="1.775cm" svg:height="1.324cm" svg:x="14.028cm" svg:y="1.21cm"><text:p text:style-name="P2"><text:span text:style-name="T1">Contact</text:span></text:p></draw:rect><draw:rect text:anchor-type="paragraph" draw:z-index="5" draw:style-name="gr4" draw:text-style-name="P2" svg:width="1.775cm" svg:height="1.324cm" svg:x="1.323cm" svg:y="1.245cm"><text:p text:style-name="P2"><text:span text:style-name="T1">Logo</text:span></text:p></draw:rect><draw:rect text:anchor-type="paragraph" draw:z-index="4" draw:style-name="gr3" draw:text-style-name="P2" svg:width="1.775cm" svg:height="1.324cm" svg:x="7.659cm" svg:y="1.282cm"><text:p text:style-name="P2"><text:span text:style-name="T1">Métier</text:span></text:p></draw:rect><draw:rect text:anchor-type="paragraph" draw:z-index="3" draw:style-name="gr3" draw:text-style-name="P2" svg:width="1.775cm" svg:height="1.324cm" svg:x="9.957cm" svg:y="1.281cm"><text:p text:style-name="P2"><text:span text:style-name="T1">Métier</text:span></text:p></draw:rect><draw:rect text:anchor-type="paragraph" draw:z-index="2" draw:style-name="gr3" draw:text-style-name="P2" svg:width="1.775cm" svg:height="1.324cm" svg:x="5.36cm" svg:y="1.281cm"><text:p text:style-name="P2"><text:span text:style-name="T1">Métier</text:span></text:p></draw:rect><draw:rect text:anchor-type="paragraph" draw:z-index="1" draw:style-name="gr2" draw:text-style-name="P1" svg:width="15.528cm" svg:height="2.089cm" svg:x="0.764cm" svg:y="0.827cm"><text:p/></draw:rect><draw:rect text:anchor-type="paragraph" draw:z-index="0" draw:style-name="gr1" draw:text-style-name="P1" svg:width="16.273cm" svg:height="21.353cm" svg:x="0.36cm" svg:y="0.33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7" draw:style-name="gr1" draw:text-style-name="P1" svg:width="16.273cm" svg:height="21.353cm" svg:x="0.36cm" svg:y="0.385cm"><text:p/></draw:rect><text:soft-page-break/></text:p>
      <text:p text:style-name="Standard"><draw:rect text:anchor-type="paragraph" draw:z-index="18" draw:style-name="gr2" draw:text-style-name="P1" svg:width="15.528cm" svg:height="2.089cm" svg:x="0.764cm" svg:y="0.393cm"><text:p/></draw:rect></text:p>
      <text:p text:style-name="Standard"><draw:rect text:anchor-type="paragraph" draw:z-index="19" draw:style-name="gr3" draw:text-style-name="P2" svg:width="1.775cm" svg:height="1.324cm" svg:x="5.36cm" svg:y="0.36cm"><text:p text:style-name="P2"><text:span text:style-name="T1">Métier</text:span></text:p></draw:rect><draw:rect text:anchor-type="paragraph" draw:z-index="20" draw:style-name="gr3" draw:text-style-name="P2" svg:width="1.775cm" svg:height="1.324cm" svg:x="9.957cm" svg:y="0.36cm"><text:p text:style-name="P2"><text:span text:style-name="T1">Métier</text:span></text:p></draw:rect><draw:rect text:anchor-type="paragraph" draw:z-index="21" draw:style-name="gr3" draw:text-style-name="P2" svg:width="1.775cm" svg:height="1.324cm" svg:x="7.659cm" svg:y="0.362cm"><text:p text:style-name="P2"><text:span text:style-name="T1">Métier</text:span></text:p></draw:rect><draw:rect text:anchor-type="paragraph" draw:z-index="22" draw:style-name="gr4" draw:text-style-name="P2" svg:width="1.775cm" svg:height="1.324cm" svg:x="1.323cm" svg:y="0.325cm"><text:p text:style-name="P2"><text:span text:style-name="T1">Logo</text:span></text:p></draw:rect><draw:rect text:anchor-type="paragraph" draw:z-index="23" draw:style-name="gr3" draw:text-style-name="P2" svg:width="1.775cm" svg:height="1.324cm" svg:x="14.028cm" svg:y="0.289cm"><text:p text:style-name="P2"><text:span text:style-name="T1">Contact</text:span></text:p></draw:rect><draw:rect text:anchor-type="paragraph" draw:z-index="24" draw:style-name="gr6" draw:text-style-name="P3" svg:width="15.458cm" svg:height="1.602cm" svg:x="0.73cm" svg:y="18.845cm"><text:p text:style-name="P3"><text:span text:style-name="T2">Bas de page</text:span></text:p></draw:rect><draw:rect text:anchor-type="paragraph" draw:z-index="25" draw:style-name="gr9" draw:text-style-name="P3" svg:width="15.377cm" svg:height="1.267cm" svg:x="0.831cm" svg:y="2.466cm"><text:p text:style-name="P3"><text:span text:style-name="T2">Titre Métier</text:span></text:p></draw:rect><draw:rect text:anchor-type="paragraph" draw:z-index="26" draw:style-name="gr10" draw:text-style-name="P4" svg:width="15.341cm" svg:height="3.375cm" svg:x="0.898cm" svg:y="4.073cm"><text:p text:style-name="P5"><text:span text:style-name="T3">Image Métier</text:span></text:p></draw:rect><draw:rect text:anchor-type="paragraph" draw:z-index="27" draw:style-name="gr5" draw:text-style-name="P5" svg:width="15.341cm" svg:height="3.375cm" svg:x="0.859cm" svg:y="7.869cm"><text:p/></draw:rect><draw:rect text:anchor-type="paragraph" draw:z-index="28" draw:style-name="gr5" draw:text-style-name="P5" svg:width="15.341cm" svg:height="3.375cm" svg:x="0.859cm" svg:y="11.553cm"><text:p/></draw:rect><draw:rect text:anchor-type="paragraph" draw:z-index="29" draw:style-name="gr5" draw:text-style-name="P5" svg:width="15.341cm" svg:height="3.375cm" svg:x="0.829cm" svg:y="15.196cm"><text:p/></draw:rect><draw:rect text:anchor-type="paragraph" draw:z-index="30" draw:style-name="gr8" draw:text-style-name="P4" svg:width="7.134cm" svg:height="2.839cm" svg:x="1.214cm" svg:y="8.179cm"><text:p text:style-name="P1"><text:span text:style-name="T3">Image</text:span></text:p></draw:rect><draw:rect text:anchor-type="paragraph" draw:z-index="31" draw:style-name="gr7" draw:text-style-name="P4" svg:width="7.134cm" svg:height="2.839cm" svg:x="8.721cm" svg:y="8.179cm"><text:p text:style-name="P1"><text:span text:style-name="T3">Texte</text:span></text:p></draw:rect><draw:rect text:anchor-type="paragraph" draw:z-index="32" draw:style-name="gr7" draw:text-style-name="P4" svg:width="7.134cm" svg:height="2.839cm" svg:x="1.252cm" svg:y="11.822cm"><text:p text:style-name="P1"><text:span text:style-name="T3">Texte</text:span></text:p></draw:rect><draw:rect text:anchor-type="paragraph" draw:z-index="33" draw:style-name="gr8" draw:text-style-name="P4" svg:width="7.134cm" svg:height="2.839cm" svg:x="8.729cm" svg:y="11.823cm"><text:p text:style-name="P1"><text:span text:style-name="T3">Image</text:span></text:p></draw:rect><draw:rect text:anchor-type="paragraph" draw:z-index="34" draw:style-name="gr8" draw:text-style-name="P4" svg:width="7.134cm" svg:height="2.839cm" svg:x="1.214cm" svg:y="15.464cm"><text:p text:style-name="P1"><text:span text:style-name="T3">Image</text:span></text:p></draw:rect><draw:rect text:anchor-type="paragraph" draw:z-index="35" draw:style-name="gr7" draw:text-style-name="P4" svg:width="7.134cm" svg:height="2.839cm" svg:x="8.729cm" svg:y="15.503cm"><text:p text:style-name="P1"><text:span text:style-name="T3">Texte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eu Dangla</meta:initial-creator>
    <meta:creation-date>2019-10-17T14:38:36.05</meta:creation-date>
    <dc:date>2019-10-17T15:31:28.94</dc:date>
    <dc:creator>Mathieu Dangla</dc:creator>
    <meta:editing-duration>PT52M51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0" meta:word-count="0" meta:character-count="0"/>
  </office:meta>
</office:document-meta>
</file>